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665200320" text:id="ct66520032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658150736" text:id="ct658150736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xml:id="ct682349360" text:id="ct682349360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740719914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683545408" text:id="ct683545408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665200320"/>Introduction (Informative)</text:h>
      <text:p text:style-name="Standard">This specification describes the protocol for transporting OpenLCB datagrams via CAN segments.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665200320"/><text:change-start text:change-id="ct658150736"/></text:p>
      <text:p text:style-name="Standard">For more information on format and presentation, see: </text:p>
      <text:list xml:id="list1989426806" text:style-name="L2">
        <text:list-item>
          <text:p text:style-name="P13">OpenLCB Common Information Technical No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658150736"/><text:change text:change-id="ct682349360"/><text:change-start text:change-id="ct683545408"/>External certification of parts shall be accepted for conformance to these standards. Conformance with a later version of a standard shall be accepted as conformance with the referenced versions.<text:change-end text:change-id="ct6835454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40784944" text:id="ct54078494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674731872" text:id="ct6747318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40784944"/><text:change-start text:change-id="ct674731872"/>OpenLCB-CAN Datagram Transport Standard<text:change-end text:change-id="ct674731872"/></text:p>
      </style:header>
      <style:footer>
        <text:tracked-changes>
          <text:changed-region xml:id="ct675098368" text:id="ct6750983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622145664" text:id="ct622145664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4"><text:change text:change-id="ct675098368"/><text:change-start text:change-id="ct62214566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62214566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12:31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664427584" text:id="ct66442758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664701328" text:id="ct6647013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685715904" text:id="ct685715904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670974368" text:id="ct670974368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xml:id="ct664736240" text:id="ct664736240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664709472" text:id="ct66470947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684409136" text:id="ct68440913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670756096" text:id="ct67075609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661507296" text:id="ct661507296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4427584"/><text:change-start text:change-id="ct664701328"/>OpenLCB St<text:change-end text:change-id="ct664701328"/><text:change-start text:change-id="ct685715904"/>andard<text:change-end text:change-id="ct68571590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0974368"/><text:change-start text:change-id="ct664736240"/>OpenLCB-CAN Datagram Transport<text:change-end text:change-id="ct66473624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64709472"/><text:change-start text:change-id="ct684409136"/><text:date style:data-style-name="N75" text:date-value="2011-07-23T20:12:31.99">Jul 23, 2011</text:date><text:change-end text:change-id="ct684409136"/></text:p>
            </table:table-cell>
            <table:table-cell table:style-name="Table1.C1" office:value-type="string">
              <text:p text:style-name="MP7"><text:change text:change-id="ct670756096"/><text:change-start text:change-id="ct661507296"/>Preliminary<text:change-end text:change-id="ct661507296"/></text:p>
            </table:table-cell>
          </table:table-row>
        </table:table>
        <text:p text:style-name="Header"/>
      </style:header>
      <style:footer>
        <text:tracked-changes>
          <text:changed-region xml:id="ct664888320" text:id="ct664888320">
            <text:deletion>
              <office:change-info>
                <dc:creator>Bob Jacobsen</dc:creator>
                <dc:date>2011-07-23T20:12:00</dc:date>
              </office:change-info>
              <text:p text:style-name="MP8"><text:span text:style-name="MT5">Copyright 20</text:span></text:p>
            </text:deletion>
          </text:changed-region>
          <text:changed-region xml:id="ct670093648" text:id="ct67009364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664888800" text:id="ct664888800">
            <text:deletion>
              <office:change-info>
                <dc:creator>Bob Jacobsen</dc:creator>
                <dc:date>2011-07-23T20:12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685656240" text:id="ct68565624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665001920" text:id="ct665001920">
            <text:deletion>
              <office:change-info>
                <dc:creator>Bob Jacobsen</dc:creator>
                <dc:date>2011-07-23T20:12:00</dc:date>
              </office:change-info>
              <text:p text:style-name="MP8"><text:span text:style-name="MT5">and A. Shepherd</text:span></text:p>
            </text:deletion>
          </text:changed-region>
          <text:changed-region xml:id="ct664914416" text:id="ct664914416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8"><text:change text:change-id="ct664888320"/><text:change text:change-id="ct670093648"/><text:change text:change-id="ct664888800"/><text:change text:change-id="ct685656240"/><text:change text:change-id="ct665001920"/><text:change-start text:change-id="ct66491441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664914416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12:31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60</meta:editing-cycles>
    <meta:editing-duration>PT12H9M28S</meta:editing-duration>
    <meta:generator>OpenOffice.org/3.3$Unix OpenOffice.org_project/330m20$Build-9567</meta:generator>
    <dc:date>2011-07-23T20:12:32</dc:date>
    <dc:creator>Bob Jacobsen</dc:creator>
    <meta:keyword>OpenLCB-CAN Datagram Transport</meta:keyword>
    <meta:document-statistic meta:table-count="1" meta:image-count="1" meta:object-count="0" meta:page-count="2" meta:paragraph-count="41" meta:word-count="308" meta:character-count="2125"/>
    <meta:user-defined meta:name="Info 1"/>
    <meta:user-defined meta:name="Info 2"/>
    <meta:user-defined meta:name="Info 3"/>
    <meta:user-defined meta:name="Info 4"/>
  </office:meta>
</office:document-meta>
</file>